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cm" svg:y1="12cm" svg:x2="14cm" svg:y2="12cm">
          <text:p/>
        </draw:line>
        <draw:line draw:style-name="gr1" draw:text-style-name="P1" draw:layer="layout" svg:x1="14cm" svg:y1="8cm" svg:x2="14cm" svg:y2="12cm">
          <text:p/>
        </draw:line>
        <draw:line draw:style-name="gr1" draw:text-style-name="P1" draw:layer="layout" svg:x1="8cm" svg:y1="12cm" svg:x2="14cm" svg:y2="8cm">
          <text:p/>
        </draw:line>
        <draw:path draw:style-name="gr2" draw:text-style-name="P1" draw:layer="layout" svg:width="1.199cm" svg:height="1.199cm" draw:transform="rotate (1.5707963267949) translate (12.8cm 12cm)" svg:viewBox="0 0 1200 1200" svg:d="M0 0c1200 0 1200 1200 1200 1200">
          <text:p/>
        </draw:path>
        <draw:path draw:style-name="gr2" draw:text-style-name="P1" draw:layer="layout" svg:width="0.999cm" svg:height="0.399cm" draw:transform="rotate (1.5707963267949) translate (9.6cm 12cm)" svg:viewBox="0 0 1000 400" svg:d="M0 400c800 0 1000-400 1000-400">
          <text:p/>
        </draw:path>
        <draw:path draw:style-name="gr2" draw:text-style-name="P1" draw:layer="layout" svg:width="1.272cm" svg:height="0.423cm" draw:transform="rotate (-0.785398163397448) translate (13.1cm 8.5cm)" svg:viewBox="0 0 1273 424" svg:d="M0 424c849 0 1273-424 1273-424">
          <text:p/>
        </draw:path>
        <draw:frame draw:style-name="gr3" draw:text-style-name="P2" draw:layer="layout" svg:width="0.712cm" svg:height="0.437cm" svg:x="8.888cm" svg:y="11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0.703cm" svg:height="0.598cm" svg:x="13cm" svg:y="11.36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0.627cm" svg:height="0.767cm" svg:x="13.26cm" svg:y="8.51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0.619cm" svg:height="0.855cm" svg:x="14.271cm" svg:y="9.44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0.585cm" svg:height="0.855cm" svg:x="10.415cm" svg:y="9.14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0.61cm" svg:height="0.855cm" svg:x="10.827cm" svg:y="12.04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3:57:40.324235685</meta:creation-date>
    <dc:date>2017-10-06T14:01:46.896338172</dc:date>
    <meta:editing-duration>PT4M6S</meta:editing-duration>
    <meta:editing-cycles>2</meta:editing-cycles>
    <meta:generator>LibreOffice/5.4.0.3$Linux_X86_64 LibreOffice_project/40m0$Build-3</meta:generator>
    <meta:document-statistic meta:object-count="35"/>
  </office:meta>
</office:document-meta>
</file>

<file path=Object 1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i>γ</mi>
    <annotation encoding="StarMath 5.0">%gamma</annotation>
  </semantics>
</math>
</file>

<file path=Object 3/content.xml><?xml version="1.0" encoding="utf-8"?>
<math xmlns="http://www.w3.org/1998/Math/MathML" display="block">
  <semantics>
    <mi>β</mi>
    <annotation encoding="StarMath 5.0">%beta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